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qurefoot</text:p>
          </table:table-cell>
          <table:table-cell office:value-type="string" calcext:value-type="string">
            <text:p>priz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0000" calcext:value-type="float">
            <text:p>1150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0000" calcext:value-type="float">
            <text:p>1350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0000" calcext:value-type="float">
            <text:p>1450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0000" calcext:value-type="float">
            <text:p>1550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0000" calcext:value-type="float">
            <text:p>17000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0000" calcext:value-type="float">
            <text:p>1750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0000" calcext:value-type="float">
            <text:p>1850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0000" calcext:value-type="float">
            <text:p>195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50000" calcext:value-type="float">
            <text:p>2050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50000" calcext:value-type="float">
            <text:p>21500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250000" calcext:value-type="float">
            <text:p>22500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0000" calcext:value-type="float">
            <text:p>23500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0000" calcext:value-type="float">
            <text:p>24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23:56.926707514</meta:creation-date>
    <dc:date>2019-07-23T17:28:00.711865897</dc:date>
    <meta:editing-duration>PT4M4S</meta:editing-duration>
    <meta:editing-cycles>1</meta:editing-cycles>
    <meta:generator>LibreOffice/6.0.7.3$Linux_X86_64 LibreOffice_project/00m0$Build-3</meta:generator>
    <meta:document-statistic meta:table-count="1" meta:cell-count="60" meta:object-count="0"/>
  </office:meta>
</office:document-meta>
</file>